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cf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Исходный код программы:</text:span> <text:span text:style-name="T2">github link</text:span></text:p>
      <text:p text:style-name="P1">Выводы по работе:</text:p>
      <text:p text:style-name="Standard">В ходе выполнения лабораторной работы было разработано консольное приложение для управления коллекцией объектов <text:span text:style-name="Source_20_Text">Dragon</text:span>. В программе были реализованы чтение и сохранение данных в формате XML, обработка команд в интерактивном режиме, а также проверка корректности вводимых данных. В результате работы были закреплены навыки работы с коллекциями, файлами, XML, объектно-ориентированным программированием и документированием код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20:24:08.875865301</meta:creation-date>
    <dc:date>2026-03-09T20:28:06.697408911</dc:date>
    <meta:editing-duration>PT3M58S</meta:editing-duration>
    <meta:editing-cycles>1</meta:editing-cycles>
    <meta:document-statistic meta:table-count="0" meta:image-count="0" meta:object-count="0" meta:page-count="2" meta:paragraph-count="3" meta:word-count="60" meta:character-count="478" meta:non-whitespace-character-count="421"/>
    <meta:generator>LibreOffice/25.8.5.2$Linux_X86_64 LibreOffice_project/580$Build-2</meta:generator>
  </office:meta>
</office:document-meta>
</file>